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534072288"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4956471739217"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802468510"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54956471739217"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802468510"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4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21T15:49:54.819072900</dc:date>
    <meta:editing-duration>P7DT7H27M1S</meta:editing-duration>
    <meta:editing-cycles>340</meta:editing-cycles>
    <meta:generator>LibreOffice/25.2.2.2$Windows_X86_64 LibreOffice_project/7370d4be9e3cf6031a51beef54ff3bda878e3fac</meta:generator>
    <meta:document-statistic meta:table-count="1" meta:image-count="3" meta:object-count="0" meta:page-count="47" meta:paragraph-count="696" meta:word-count="15267" meta:character-count="94654" meta:non-whitespace-character-count="79248"/>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